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4.807cm" table:align="left"/>
    </style:style>
    <style:style style:name="Tabela1.A" style:family="table-column">
      <style:table-column-properties style:column-width="3.602cm"/>
    </style:style>
    <style:style style:name="Tabela1.B" style:family="table-column">
      <style:table-column-properties style:column-width="1.20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omic Sans MS" officeooo:rsid="001391d9" officeooo:paragraph-rsid="00156f89"/>
    </style:style>
    <style:style style:name="P2" style:family="paragraph" style:parent-style-name="Standard">
      <style:paragraph-properties fo:text-align="justify" style:justify-single-word="false"/>
      <style:text-properties style:font-name="Comic Sans MS" officeooo:rsid="001391d9" officeooo:paragraph-rsid="001391d9"/>
    </style:style>
    <style:style style:name="P3" style:family="paragraph" style:parent-style-name="Standard">
      <style:text-properties style:font-name="Comic Sans MS" officeooo:rsid="001391d9" officeooo:paragraph-rsid="00156f89"/>
    </style:style>
    <style:style style:name="P4" style:family="paragraph" style:parent-style-name="Standard">
      <style:paragraph-properties fo:text-align="justify" style:justify-single-word="false"/>
      <style:text-properties style:font-name="Comic Sans MS" officeooo:rsid="0015fa6a" officeooo:paragraph-rsid="0015fa6a"/>
    </style:style>
    <style:style style:name="P5" style:family="paragraph" style:parent-style-name="Standard">
      <style:paragraph-properties fo:text-align="justify" style:justify-single-word="false"/>
      <style:text-properties style:font-name="Comic Sans MS" officeooo:rsid="00176114" officeooo:paragraph-rsid="00176114"/>
    </style:style>
    <style:style style:name="P6" style:family="paragraph" style:parent-style-name="Standard">
      <style:paragraph-properties fo:text-align="center" style:justify-single-word="false"/>
      <style:text-properties style:font-name="Comic Sans MS" style:text-underline-style="solid" style:text-underline-width="auto" style:text-underline-color="font-color" fo:font-weight="bold" officeooo:rsid="001391d9" officeooo:paragraph-rsid="00156f8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mic Sans MS" officeooo:rsid="0017d5f8" officeooo:paragraph-rsid="0017d5f8"/>
    </style:style>
    <style:style style:name="P8" style:family="paragraph" style:parent-style-name="Table_20_Contents">
      <style:text-properties style:font-name="Comic Sans MS" officeooo:rsid="00156f89" officeooo:paragraph-rsid="00156f89"/>
    </style:style>
    <style:style style:name="T1" style:family="text">
      <style:text-properties officeooo:rsid="00156f8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6f89" style:font-weight-asian="bold" style:font-weight-complex="bold"/>
    </style:style>
    <style:style style:name="T4" style:family="text">
      <style:text-properties officeooo:rsid="0016ae32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ercícios JavaScript Rocketseat</text:p>
      <text:p text:style-name="P1"><text:span text:style-name="T3">ex001_notasEscolares</text:span><text:span text:style-name="T1"> → </text:span>Crie um algoritmo que transforme as notas do sistema numérico para sistema de notas em caracteres tipo A B <text:span text:style-name="T1">C, conforme a tabela abaixo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de 90 para cima</text:p>
          </table:table-cell>
          <table:table-cell table:style-name="Tabela1.B1" office:value-type="string">
            <text:p text:style-name="P8">A</text:p>
          </table:table-cell>
        </table:table-row>
        <table:table-row>
          <table:table-cell table:style-name="Tabela1.A2" office:value-type="string">
            <text:p text:style-name="P3">entre 80 - 89</text:p>
          </table:table-cell>
          <table:table-cell table:style-name="Tabela1.B2" office:value-type="string">
            <text:p text:style-name="P8">B</text:p>
          </table:table-cell>
        </table:table-row>
        <table:table-row>
          <table:table-cell table:style-name="Tabela1.A2" office:value-type="string">
            <text:p text:style-name="P3">entre 70 - 79</text:p>
          </table:table-cell>
          <table:table-cell table:style-name="Tabela1.B2" office:value-type="string">
            <text:p text:style-name="P8">C</text:p>
          </table:table-cell>
        </table:table-row>
        <table:table-row>
          <table:table-cell table:style-name="Tabela1.A2" office:value-type="string">
            <text:p text:style-name="P3">entre 60 - 69</text:p>
          </table:table-cell>
          <table:table-cell table:style-name="Tabela1.B2" office:value-type="string">
            <text:p text:style-name="P8">D</text:p>
          </table:table-cell>
        </table:table-row>
        <table:table-row>
          <table:table-cell table:style-name="Tabela1.A2" office:value-type="string">
            <text:p text:style-name="P3">menor que 60</text:p>
          </table:table-cell>
          <table:table-cell table:style-name="Tabela1.B2" office:value-type="string">
            <text:p text:style-name="P8">E</text:p>
          </table:table-cell>
        </table:table-row>
      </table:table>
      <text:p text:style-name="P2"/>
      <text:p text:style-name="P4"><text:span text:style-name="T2">ex002_gastosFamiliar</text:span> → Crie um sistema que possuirá um objeto com duas propriedades, ambas do tipo array: receitas[], despesas[]. Depois crie uma função que irá <text:s/>calcular o tota<text:span text:style-name="T4">l</text:span> de receitas e despesas e irá mostrar uma mensagem se a família está com saldo positivo ou negativo, seguido do valor do saldo.</text:p>
      <text:p text:style-name="P4"/>
      <text:p text:style-name="P5"><text:span text:style-name="T2">ex003_celciusToFahrenheit</text:span> → Desenvolva um sistema que tenha uma função a qual receba uma string em celcius ou fahrenheit e faça a transformação de uma unidade para outra.</text:p>
      <text:p text:style-name="P5"/>
      <text:p text:style-name="P5"><text:a xlink:type="simple" xlink:href="https://www.ti-enxame.com/pt/javascript/regex-para-remover-letras-simbolos-exceto-numeros/972349311/" text:style-name="Internet_20_link" text:visited-style-name="Visited_20_Internet_20_Link">https://www.ti-enxame.com/pt/javascript/regex-para-remover-letras-simbolos-exceto-numeros/972349311/</text:a></text:p>
      <text:p text:style-name="P5"><text:a xlink:type="simple" xlink:href="https://pt.stackoverflow.com/questions/92981/expressão-regular-para-aceitar-apenas-números-e-uma" text:style-name="Internet_20_link" text:visited-style-name="Visited_20_Internet_20_Link">https://pt.stackoverflow.com/questions/92981/express%C3%A3o-regular-para-aceitar-apenas-n%C3%BAmeros-e-uma</text:a></text:p>
      <text:p text:style-name="P5"/>
      <text:p text:style-name="P7"><text:span text:style-name="T2">ex004_dadosArray</text:span> → elabore um sistema que busque no <text:span text:style-name="T5">Array contar o número de categorias e o número de livros em cada categoria</text:span><text:span text:style-name="T2">; </text:span><text:span text:style-name="T5">Contar o número de autores; Mostrar livros de um autor específico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4T10:55:47.485578118</meta:creation-date>
    <meta:editing-duration>PT4H33M43S</meta:editing-duration>
    <meta:editing-cycles>5</meta:editing-cycles>
    <meta:generator>LibreOffice/6.1.5.2$Linux_X86_64 LibreOffice_project/10$Build-2</meta:generator>
    <dc:date>2021-10-21T12:48:27.445318931</dc:date>
    <meta:document-statistic meta:table-count="1" meta:image-count="0" meta:object-count="0" meta:page-count="1" meta:paragraph-count="17" meta:word-count="165" meta:character-count="1136" meta:non-whitespace-character-count="987"/>
  </office:meta>
</office:document-meta>
</file>